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1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3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8-0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11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1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1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0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6-0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10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20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0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10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28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1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06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02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13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08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2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1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1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8-02-0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2-1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2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2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2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7-04-0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4-07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4-05-2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4-03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4-01-2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4-0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3-11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3-09-1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3-08-0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3-06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3-03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3-01-0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2-11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2-09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2-08-0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2-06-0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2-03-3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2-02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2-01-1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1-05-2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1-03-30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1-03-1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0-10-05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0-07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0-05-2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0-03-2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10-03-0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9-11-1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9-10-0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9-09-1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9-08-04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9-07-09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9-06-02 0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9-05-04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9-03-30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9-03-04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9-02-04 0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9-01-08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9-01-06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8-12-0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8-11-05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8-10-02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8-09-04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8-07-29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8-06-28 0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8-05-2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8-02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7-0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6-02-2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3-07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3-03-0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2002-10-2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7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6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6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64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63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63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6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6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6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6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6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6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61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6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6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6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6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8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7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937105314501</text:p>
          </table:table-cell>
          <table:table-cell office:value-type="string" calcext:value-type="string">
            <text:p>09S.14E.25.34221 FT STANTON CRN WELL</text:p>
          </table:table-cell>
          <table:table-cell office:value-type="string" calcext:value-type="string">
            <text:p>195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168" meta:object-count="0"/>
    <meta:user-defined meta:name="AppVersion">3.0</meta:user-defined>
  </office:meta>
</office:document-meta>
</file>